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83in"/>
    </style:style>
    <style:style style:name="co2" style:family="table-column">
      <style:table-column-properties fo:break-before="auto" style:column-width="1.3807in"/>
    </style:style>
    <style:style style:name="co3" style:family="table-column">
      <style:table-column-properties fo:break-before="auto" style:column-width="3.51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s" fo:country="AR" fo:font-weight="bold" style:font-weight-asian="bold" style:font-weight-complex="bold"/>
    </style:style>
    <style:style style:name="ce2" style:family="table-cell" style:parent-style-name="Default">
      <style:text-properties fo:language="es" fo:country="A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Funcion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Notas</text:p>
          </table:table-cell>
          <table:table-cell table:number-columns-repeated="253"/>
        </table:table-row>
        <table:table-row table:style-name="ro1">
          <table:table-cell office:value-type="string">
            <text:p>Usuarios</text:p>
          </table:table-cell>
          <table:table-cell office:value-type="string">
            <text:p>Parcialmente Hecho</text:p>
          </table:table-cell>
          <table:table-cell office:value-type="string">
            <text:p>Funciona, pero hay que hacer paginas para modificar derechos</text:p>
          </table:table-cell>
          <table:table-cell table:number-columns-repeated="253"/>
        </table:table-row>
        <table:table-row table:style-name="ro1">
          <table:table-cell office:value-type="string">
            <text:p>Discuentos</text:p>
          </table:table-cell>
          <table:table-cell office:value-type="string">
            <text:p>Hecho</text:p>
          </table:table-cell>
          <table:table-cell office:value-type="string">
            <text:p>Se aplican discuentos automaticamente en base de productos comprados</text:p>
          </table:table-cell>
          <table:table-cell table:number-columns-repeated="253"/>
        </table:table-row>
        <table:table-row table:style-name="ro1">
          <table:table-cell office:value-type="string">
            <text:p>Cambio de Precio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Precios relativas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UPC</text:p>
          </table:table-cell>
          <table:table-cell office:value-type="string">
            <text:p>Hecho</text:p>
          </table:table-cell>
          <table:table-cell office:value-type="string">
            <text:p>Seria bueno probarlo con escaneador</text:p>
          </table:table-cell>
          <table:table-cell table:number-columns-repeated="253"/>
        </table:table-row>
        <table:table-row table:style-name="ro1">
          <table:table-cell office:value-type="string">
            <text:p>Pagos</text:p>
          </table:table-cell>
          <table:table-cell office:value-type="string">
            <text:p>Hecho</text:p>
          </table:table-cell>
          <table:table-cell table:number-columns-repeated="254"/>
        </table:table-row>
        <table:table-row table:style-name="ro1">
          <table:table-cell office:value-type="string">
            <text:p>Sort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Catagorias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Garantias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Espacios de autocomplete</text:p>
          </table:table-cell>
          <table:table-cell office:value-type="string">
            <text:p>Hecho</text:p>
          </table:table-cell>
          <table:table-cell table:number-columns-repeated="254"/>
        </table:table-row>
        <table:table-row table:style-name="ro1">
          <table:table-cell office:value-type="string">
            <text:p>Sitios</text:p>
          </table:table-cell>
          <table:table-cell office:value-type="string">
            <text:p>Hecho</text:p>
          </table:table-cell>
          <table:table-cell table:number-columns-repeated="254"/>
        </table:table-row>
        <table:table-row table:style-name="ro1">
          <table:table-cell office:value-type="string">
            <text:p>Busqueda / Filtros</text:p>
          </table:table-cell>
          <table:table-cell office:value-type="string">
            <text:p>Hecho</text:p>
          </table:table-cell>
          <table:table-cell table:number-columns-repeated="254"/>
        </table:table-row>
        <table:table-row table:style-name="ro1">
          <table:table-cell office:value-type="string">
            <text:p>Numeros de Serie</text:p>
          </table:table-cell>
          <table:table-cell office:value-type="string">
            <text:p>Parcialmente Hecho</text:p>
          </table:table-cell>
          <table:table-cell office:value-type="string">
            <text:p>debe poder ver todos los movimientos para un numero</text:p>
          </table:table-cell>
          <table:table-cell table:number-columns-repeated="253"/>
        </table:table-row>
        <table:table-row table:style-name="ro1">
          <table:table-cell office:value-type="string">
            <text:p>Cuentas fisicas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reportes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uso interno de productos</text:p>
          </table:table-cell>
          <table:table-cell office:value-type="string">
            <text:p>Hecho</text:p>
          </table:table-cell>
          <table:table-cell table:number-columns-repeated="254"/>
        </table:table-row>
        <table:table-row table:style-name="ro1">
          <table:table-cell office:value-type="string">
            <text:p>credito</text:p>
          </table:table-cell>
          <table:table-cell office:value-type="string">
            <text:p>Parcialmente Hecho</text:p>
          </table:table-cell>
          <table:table-cell office:value-type="string">
            <text:p>nesisito mas detalles de como debe ser</text:p>
          </table:table-cell>
          <table:table-cell table:number-columns-repeated="253"/>
        </table:table-row>
        <table:table-row table:style-name="ro1">
          <table:table-cell office:value-type="string">
            <text:p>devoluciones</text:p>
          </table:table-cell>
          <table:table-cell office:value-type="string">
            <text:p>Casi Hecho</text:p>
          </table:table-cell>
          <table:table-cell office:value-type="string">
            <text:p>Hay que quitar discuentos que ya no califican</text:p>
          </table:table-cell>
          <table:table-cell table:number-columns-repeated="253"/>
        </table:table-row>
        <table:table-row table:style-name="ro1">
          <table:table-cell office:value-type="string">
            <text:p>quotaciones de precios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PDFs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services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calcular costos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saldos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facturas</text:p>
          </table:table-cell>
          <table:table-cell office:value-type="string">
            <text:p>No Hecho</text:p>
          </table:table-cell>
          <table:table-cell office:value-type="string">
            <text:p>Nesesito una muestra</text:p>
          </table:table-cell>
          <table:table-cell table:number-columns-repeated="253"/>
        </table:table-row>
        <table:table-row table:style-name="ro1">
          <table:table-cell office:value-type="string">
            <text:p>tipo de consumidor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lista de acciones</text:p>
          </table:table-cell>
          <table:table-cell office:value-type="string">
            <text:p>Parcialmente Hecho</text:p>
          </table:table-cell>
          <table:table-cell table:number-columns-repeated="254"/>
        </table:table-row>
        <table:table-row table:style-name="ro1">
          <table:table-cell office:value-type="string">
            <text:p>commentarios con movimientos</text:p>
          </table:table-cell>
          <table:table-cell office:value-type="string">
            <text:p>No Hecho</text:p>
          </table:table-cell>
          <table:table-cell table:number-columns-repeated="254"/>
        </table:table-row>
        <table:table-row table:style-name="ro1">
          <table:table-cell office:value-type="string">
            <text:p>unidades</text:p>
          </table:table-cell>
          <table:table-cell office:value-type="string">
            <text:p>Hecho</text:p>
          </table:table-cell>
          <table:table-cell office:value-type="string">
            <text:p>No se puede cambiar unidad de productos existentes</text:p>
          </table:table-cell>
          <table:table-cell table:number-columns-repeated="253"/>
        </table:table-row>
        <table:table-row table:style-name="ro1">
          <table:table-cell office:value-type="string">
            <text:p>pedidos</text:p>
          </table:table-cell>
          <table:table-cell office:value-type="string">
            <text:p>Hecho</text:p>
          </table:table-cell>
          <table:table-cell office:value-type="string">
            <text:p>Se puede hacer, ver, y cambiar pedidos</text:p>
          </table:table-cell>
          <table:table-cell table:number-columns-repeated="253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5">12/15/2008</text:date>, <text:time>17:2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ared</meta:initial-creator>
    <meta:creation-date>2008-12-15T08:47:34</meta:creation-date>
    <dc:creator>jared</dc:creator>
    <dc:date>2008-12-15T17:25:00</dc:date>
    <meta:editing-cycles>1</meta:editing-cycles>
    <meta:editing-duration>PT3H9M46S</meta:editing-duration>
    <meta:user-defined meta:name="Info 1"/>
    <meta:user-defined meta:name="Info 2"/>
    <meta:user-defined meta:name="Info 3"/>
    <meta:user-defined meta:name="Info 4"/>
    <meta:document-statistic meta:table-count="3" meta:cell-count="70"/>
  </office:meta>
</office:document-meta>
</file>